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7439132.png"/>
  <manifest:file-entry manifest:media-type="image/png" manifest:full-path="Pictures/10000201000000270000002245CC0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cm"/>
    </style:style>
    <style:style style:name="pr2" style:family="presentation" style:parent-style-name="Default-notes">
      <style:graphic-properties draw:fill-color="#ffffff" draw:auto-grow-height="true" fo:min-height="13.35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3.488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3.237cm"/>
    </style:style>
    <style:style style:name="pr8" style:family="presentation" style:parent-style-name="Default-outline1">
      <style:graphic-properties fo:min-height="12.844cm"/>
    </style:style>
    <style:style style:name="pr9" style:family="presentation" style:parent-style-name="Default-notes">
      <style:graphic-properties draw:fill-color="#ffffff" fo:min-height="13.101cm"/>
    </style:style>
    <style:style style:name="pr10" style:family="presentation" style:parent-style-name="Default-title">
      <style:graphic-properties fo:min-height="2.9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7.777cm" svg:x="1.27cm" svg:y="0.63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Memory Is The New Disk, Say Hello To Redis</text:span></text:p>
            <text:p/>
            <text:p/>
            <text:p/>
            <text:p><text:s text:c="29"/>by Bratish Goswami</text:p>
          </draw:text-box>
        </draw:frame>
        <draw:frame draw:style-name="gr1" draw:text-style-name="P2" draw:layer="layout" svg:width="2.5cm" svg:height="2cm" svg:x="12.105cm" svg:y="4.985cm">
          <draw:image xlink:href="Pictures/10000201000000270000002245CC0475.png" xlink:type="simple" xlink:show="embed" xlink:actuate="onLoad">
            <text:p/>
          </draw:image>
        </draw:frame>
        <presentation:notes draw:style-name="dp2">
          <draw:page-thumbnail draw:style-name="gr2" draw:layer="layout" svg:width="15.152cm" svg:height="11.124cm" svg:x="2.915cm" svg:y="2.227cm" draw:page-number="1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66cm" svg:x="1cm" svg:y="7.364cm" presentation:class="title" presentation:user-transformed="true">
          <draw:text-box>
            <text:p>whoami</text:p>
          </draw:text-box>
        </draw:frame>
        <presentation:notes draw:style-name="dp2">
          <draw:page-thumbnail draw:style-name="gr2" draw:layer="layout" svg:width="15.152cm" svg:height="11.124cm" svg:x="2.915cm" svg:y="2.227cm" draw:page-number="2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66cm" svg:x="1.27cm" svg:y="1.314cm" presentation:class="title" presentation:user-transformed="true">
          <draw:text-box>
            <text:p>Agenda </text:p>
          </draw:text-box>
        </draw:frame>
        <draw:frame presentation:style-name="pr4" draw:text-style-name="P3" draw:layer="layout" svg:width="25.199cm" svg:height="13.895cm" svg:x="1.4cm" svg:y="4.914cm" presentation:class="outline" presentation:user-transformed="true">
          <draw:text-box>
            <text:list text:style-name="L1">
              <text:list-item>
                <text:p><text:span text:style-name="T2">The Background</text:span></text:p>
              </text:list-item>
              <text:list-item>
                <text:p><text:span text:style-name="T2">Concept of NoSQL and some projects</text:span></text:p>
              </text:list-item>
              <text:list-item>
                <text:p><text:span text:style-name="T2">What is Redis?</text:span></text:p>
              </text:list-item>
              <text:list-item>
                <text:p><text:span text:style-name="T2">Redis Data Types</text:span></text:p>
              </text:list-item>
              <text:list-item>
                <text:p><text:span text:style-name="T2">Clients</text:span></text:p>
              </text:list-item>
              <text:list-item>
                <text:p><text:span text:style-name="T2">Discussion about supported datatypes and operations on them</text:span></text:p>
              </text:list-item>
              <text:list-item>
                <text:p><text:span text:style-name="T2">Performance</text:span></text:p>
              </text:list-item>
              <text:list-item>
                <text:p><text:span text:style-name="T2">Adopters</text:span>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3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The Background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item>
                <text:p>Advancement of Web 2.0, the read/write web</text:p>
              </text:list-item>
              <text:list-item>
                <text:p>Exponential data growth in social networks</text:p>
              </text:list-item>
              <text:list-item>
                <text:p>With very high magnitude of data, IO become very costly.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4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8.725cm" svg:x="1.5cm" svg:y="6.11cm" presentation:class="title" presentation:user-transformed="true">
          <draw:text-box>
            <text:p>Memory<text:tab/>is the new disk, <text:line-break/>disk is the new tape.<text:line-break/>— Jim Gray<text:line-break/></text:p>
          </draw:text-box>
        </draw:frame>
        <presentation:notes draw:style-name="dp2">
          <draw:page-thumbnail draw:style-name="gr2" draw:layer="layout" svg:width="15.152cm" svg:height="11.124cm" svg:x="2.915cm" svg:y="2.227cm" draw:page-number="5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84cm" svg:height="3.497cm" svg:x="1.399cm" svg:y="2.094cm" presentation:class="title">
          <draw:text-box>
            <text:p>Why Memory?</text:p>
          </draw:text-box>
        </draw:frame>
        <draw:frame presentation:style-name="pr8" draw:layer="layout" svg:width="25.184cm" svg:height="13.13cm" svg:x="1.399cm" svg:y="6.766cm" presentation:class="outline">
          <draw:text-box>
            <text:list text:style-name="L1">
              <text:list-item>
                <text:p>Relative latency for SSD is 1000x than memory</text:p>
              </text:list-item>
              <text:list-item>
                <text:p>Relative latency for disk is 100x than SSD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6" presentation:class="page"/>
          <draw:frame presentation:style-name="pr9" draw:layer="layout" svg:width="16.786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Concept of NoSQL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header>
                <text:p><text:s text:c="3"/>An informal, loosely-defined term for <text:s/>non-relational, structured data storage systems.</text:p>
                <text:p><text:s text:c="3"/>Examples:</text:p>
                <text:list>
                  <text:list-header>
                    <text:p>Hbase, Cassandra, Tokyo Tyrant, MongoDB, memcached, CouchDB, and Redis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7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Memcached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item>
                <text:p>Everything is a string</text:p>
              </text:list-item>
              <text:list-item>
                <text:p>Set or Get data</text:p>
              </text:list-item>
              <text:list-item>
                <text:p>Non-persistence 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8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486cm" svg:y="1.332cm" presentation:class="title" presentation:user-transformed="true">
          <draw:text-box>
            <text:list text:style-name="L2">
              <text:list-header>
                <text:p>An Italian solution</text:p>
              </text:list-header>
            </text:list>
          </draw:text-box>
        </draw:frame>
        <draw:frame presentation:style-name="pr4" draw:layer="layout" svg:width="25.184cm" svg:height="13.895cm" svg:x="1.27cm" svg:y="5.15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Main developer Salvatore 'antirez' Sanfilippo with Pieter Noordhuis</text:p>
              </text:list-item>
              <text:list-item>
                <text:p>Key-value store</text:p>
              </text:list-item>
              <text:list-item>
                <text:p>In memory</text:p>
              </text:list-item>
              <text:list-item>
                <text:p>Data structure server</text:p>
                <text:list>
                  <text:list-item>
                    <text:p><text:span text:style-name="T3">Redis is a collection of data structures exposed over the net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9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Redis comes with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item>
                <text:p>Memcached like simplicity</text:p>
              </text:list-item>
              <text:list-item>
                <text:p>More datatypes</text:p>
              </text:list-item>
              <text:list-item>
                <text:p>More commands</text:p>
              </text:list-item>
              <text:list-item>
                <text:p>Persistence with non-blocking I/O</text:p>
              </text:list-item>
              <text:list-item>
                <text:p>Publish-subscribe channe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0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Redis Data Types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item>
                <text:p>Strings</text:p>
              </text:list-item>
              <text:list-item>
                <text:p>Lists</text:p>
              </text:list-item>
              <text:list-item>
                <text:p>Sets</text:p>
              </text:list-item>
              <text:list-item>
                <text:p>Sorted Sets</text:p>
              </text:list-item>
              <text:list-item>
                <text:p>Hashes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1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486cm" svg:y="1.332cm" presentation:class="title" presentation:user-transformed="true">
          <draw:text-box>
            <text:p><text:s/>Clients</text:p>
          </draw:text-box>
        </draw:frame>
        <draw:frame presentation:style-name="pr6" draw:text-style-name="P3" draw:layer="layout" svg:width="25.184cm" svg:height="14.049cm" svg:x="1.486cm" svg:y="5.08cm" presentation:class="outline" presentation:user-transformed="true">
          <draw:text-box>
            <text:list text:style-name="L1">
              <text:list-item>
                <text:p><text:span text:style-name="T2">src/redis-cli</text:span></text:p>
              </text:list-item>
              <text:list-item>
                <text:p><text:span text:style-name="T2">Full list of clients at </text:span><text:span text:style-name="T2"><text:a xlink:href="http://redis.io/clients">http://redis.io/clients</text:a></text:span></text:p>
              </text:list-item>
              <text:list-item>
                <text:p><text:span text:style-name="T2">For Ruby there's </text:span><text:span text:style-name="T4">redis-rb</text:span></text:p>
                <text:list>
                  <text:list-item>
                    <text:p><text:span text:style-name="T5">Pure Ruby</text:span></text:p>
                    <text:list>
                      <text:list-item>
                        <text:p><text:span text:style-name="T5">require 'redis'</text:span></text:p>
                      </text:list-item>
                    </text:list>
                  </text:list-item>
                  <text:list-item>
                    <text:p><text:span text:style-name="T5">Can work with C client HiRedis as a C extension</text:span></text:p>
                    <text:list>
                      <text:list-item>
                        <text:p><text:span text:style-name="T5">require 'redis/connection/hiredis'</text:span></text:p>
                      </text:list-item>
                      <text:list-item>
                        <text:p><text:span text:style-name="T5">Use hiredis when you have large array replies and/or large pipelines of command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2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Strings</text:p>
          </draw:text-box>
        </draw:frame>
        <draw:frame presentation:style-name="pr6" draw:layer="layout" svg:width="25.199cm" svg:height="13.896cm" svg:x="1.4cm" svg:y="4.914cm" presentation:class="outline" presentation:user-transformed="true">
          <draw:text-box>
            <text:list text:style-name="L1">
              <text:list-item>
                <text:p>SET</text:p>
              </text:list-item>
              <text:list-item>
                <text:p>GET</text:p>
              </text:list-item>
              <text:list-item>
                <text:p>INCR</text:p>
              </text:list-item>
              <text:list-item>
                <text:p>DECR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3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486cm" svg:y="1.332cm" presentation:class="title" presentation:user-transformed="true">
          <draw:text-box>
            <text:p>Keys</text:p>
          </draw:text-box>
        </draw:frame>
        <draw:frame presentation:style-name="pr6" draw:layer="layout" svg:width="25.184cm" svg:height="14.698cm" svg:x="1.486cm" svg:y="5.08cm" presentation:class="outline" presentation:user-transformed="true">
          <draw:text-box>
            <text:list text:style-name="L1">
              <text:list-item>
                <text:p>EXPIRE / EXPIREAT </text:p>
              </text:list-item>
              <text:list-item>
                <text:p>PERSIST</text:p>
              </text:list-item>
              <text:list-item>
                <text:p>TTL</text:p>
              </text:list-item>
              <text:list-item>
                <text:p>TYPE</text:p>
              </text:list-item>
              <text:list-item>
                <text:p>SORT</text:p>
              </text:list-item>
              <text:list-item>
                <text:p>RENAME</text:p>
              </text:list-item>
              <text:list-item>
                <text:p>KEYS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4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486cm" svg:y="1.27cm" presentation:class="title" presentation:user-transformed="true">
          <draw:text-box>
            <text:p>Lists</text:p>
          </draw:text-box>
        </draw:frame>
        <draw:frame presentation:style-name="pr6" draw:text-style-name="P3" draw:layer="layout" svg:width="25.819cm" svg:height="13.896cm" svg:x="1.486cm" svg:y="4.57cm" presentation:class="outline" presentation:user-transformed="true">
          <draw:text-box>
            <text:list text:style-name="L1">
              <text:list-item>
                <text:p><text:span text:style-name="T2">LLEN</text:span></text:p>
              </text:list-item>
              <text:list-item>
                <text:p><text:span text:style-name="T2">LPOP / RPOP</text:span></text:p>
              </text:list-item>
              <text:list-item>
                <text:p><text:span text:style-name="T2">LPUSH / RPUSH</text:span></text:p>
              </text:list-item>
              <text:list-item>
                <text:p><text:span text:style-name="T2">RPOPLPUSH</text:span></text:p>
              </text:list-item>
              <text:list-item>
                <text:p><text:span text:style-name="T2">etc...</text:span></text:p>
              </text:list-item>
              <text:list-item>
                <text:p><text:span text:style-name="T2">Implementation of Queue</text:span></text:p>
                <text:list>
                  <text:list-item>
                    <text:p><text:span text:style-name="T2">Not a native type, but can easily be implemented</text:span></text:p>
                    <text:list>
                      <text:list-item>
                        <text:p><text:span text:style-name="T2">RPUSH</text:span></text:p>
                      </text:list-item>
                      <text:list-item>
                        <text:p><text:span text:style-name="T2">LPO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5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Sets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item>
                <text:p>SADD</text:p>
              </text:list-item>
              <text:list-item>
                <text:p>SPOP</text:p>
              </text:list-item>
              <text:list-item>
                <text:p>SINTER</text:p>
              </text:list-item>
              <text:list-item>
                <text:p>SDIFF</text:p>
              </text:list-item>
              <text:list-item>
                <text:p>SUNION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6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Sorted Sets (zsets)</text:p>
          </draw:text-box>
        </draw:frame>
        <draw:frame presentation:style-name="pr6" draw:layer="layout" svg:width="25.184cm" svg:height="14.064cm" svg:x="1.27cm" svg:y="5.715cm" presentation:class="outline" presentation:user-transformed="true">
          <draw:text-box>
            <text:list text:style-name="L1">
              <text:list-header>
                <text:p>Commands are almost similar to <text:span text:style-name="T6">set</text:span> commands, except a <text:span text:style-name="T6">score</text:span> is needed for sorting.</text:p>
              </text:list-header>
              <text:list-item>
                <text:p>ZADD</text:p>
              </text:list-item>
              <text:list-item>
                <text:p>ZREM</text:p>
              </text:list-item>
              <text:list-item>
                <text:p>ZRANGE</text:p>
              </text:list-item>
              <text:list-item>
                <text:p>ZRANGEBYSCORE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7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Hashes</text:p>
          </draw:text-box>
        </draw:frame>
        <draw:frame presentation:style-name="pr6" draw:layer="layout" svg:width="25.199cm" svg:height="13.896cm" svg:x="1.4cm" svg:y="4.914cm" presentation:class="outline" presentation:user-transformed="true">
          <draw:text-box>
            <text:list text:style-name="L1">
              <text:list-item>
                <text:p>HLEN</text:p>
              </text:list-item>
              <text:list-item>
                <text:p>HGETALL</text:p>
              </text:list-item>
              <text:list-item>
                <text:p>HKEYS</text:p>
              </text:list-item>
              <text:list-item>
                <text:p>HGET</text:p>
              </text:list-item>
              <text:list-item>
                <text:p>HINCRBY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8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Pub/Sub</text:p>
          </draw:text-box>
        </draw:frame>
        <draw:frame presentation:style-name="pr6" draw:layer="layout" svg:width="25.199cm" svg:height="13.896cm" svg:x="1.4cm" svg:y="4.914cm" presentation:class="outline" presentation:user-transformed="true">
          <draw:text-box>
            <text:list text:style-name="L1">
              <text:list-item>
                <text:p>Implement the Publish/Subscribe messaging paradigm</text:p>
              </text:list-item>
              <text:list-item>
                <text:p><text:span text:style-name="T6">SUBSCRIBE</text:span>, <text:span text:style-name="T6">UNSUBSCRIBE</text:span> and <text:span text:style-name="T6">PUBLISH</text:span> command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19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Persistence</text:p>
          </draw:text-box>
        </draw:frame>
        <draw:frame presentation:style-name="pr6" draw:layer="layout" svg:width="25.184cm" svg:height="14.561cm" svg:x="1.486cm" svg:y="5.124cm" presentation:class="outline" presentation:user-transformed="true">
          <draw:text-box>
            <text:list text:style-name="L1">
              <text:list-item>
                <text:p>Snapshotting</text:p>
                <text:list>
                  <text:list-item>
                    <text:p><text:span text:style-name="T6">save N M</text:span> in configuration file</text:p>
                    <text:list>
                      <text:list-item>
                        <text:p>Save the dataset every N seconds if there are at least M changes in the dataset</text:p>
                      </text:list-item>
                    </text:list>
                  </text:list-item>
                  <text:list-item>
                    <text:p><text:span text:style-name="T6">SAVE</text:span> or <text:span text:style-name="T6">BGSAVE</text:span> commands</text:p>
                  </text:list-item>
                </text:list>
              </text:list-item>
              <text:list-item>
                <text:p>Append-only file</text:p>
                <text:list>
                  <text:list-item>
                    <text:p><text:span text:style-name="T6">appendonly yes</text:span> in configuration file</text:p>
                  </text:list-item>
                </text:list>
              </text:list-item>
              <text:list-item>
                <text:p>Log rewriting</text:p>
                <text:list>
                  <text:list-item>
                    <text:p><text:span text:style-name="T6">BGREWRITEAO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0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03cm" svg:x="1.4cm" svg:y="1.27cm" presentation:class="title" presentation:user-transformed="true">
          <draw:text-box>
            <text:p>Performance</text:p>
          </draw:text-box>
        </draw:frame>
        <draw:frame presentation:style-name="pr6" draw:text-style-name="P3" draw:layer="layout" svg:width="25.184cm" svg:height="13.896cm" svg:x="1.331cm" svg:y="4.778cm" presentation:class="outline" presentation:user-transformed="true">
          <draw:text-box>
            <text:list text:style-name="L1">
              <text:list-item>
                <text:p><text:span text:style-name="T2">src/redis-benchmark -q -n 1000000</text:span></text:p>
                <text:p><text:span text:style-name="T2">PING: 62167.10 requests per second</text:span></text:p>
                <text:p><text:span text:style-name="T2">SET: 62774.89 requests per second</text:span></text:p>
                <text:p><text:span text:style-name="T2">GET: 61993.86 requests per second</text:span></text:p>
                <text:p><text:span text:style-name="T2">INCR: 63360.45 requests per second</text:span></text:p>
                <text:p><text:span text:style-name="T2">LPUSH: 62849.98 requests per second</text:span></text:p>
                <text:p><text:span text:style-name="T2">LPOP: 59762.75 requests per second</text:span></text:p>
                <text:p><text:span text:style-name="T2">LRANGE (first 600 elements): 983.04 requests per second</text:span>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1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Into the wild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item>
                <text:p>Big names using Redis:</text:p>
                <text:list>
                  <text:list-item>
                    <text:p>Github</text:p>
                  </text:list-item>
                  <text:list-item>
                    <text:p>EngineYard</text:p>
                  </text:list-item>
                  <text:list-item>
                    <text:p>Digg</text:p>
                  </text:list-item>
                  <text:list-item>
                    <text:p>StackOverflow</text:p>
                  </text:list-item>
                  <text:list-item>
                    <text:p>and many mo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2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399cm" svg:y="1.969cm" presentation:class="title">
          <draw:text-box>
            <text:p>Future Ideas</text:p>
          </draw:text-box>
        </draw:frame>
        <draw:frame presentation:style-name="pr6" draw:layer="layout" svg:width="25.199cm" svg:height="13.896cm" svg:x="1.4cm" svg:y="4.914cm" presentation:class="outline" presentation:user-transformed="true">
          <draw:text-box>
            <text:list text:style-name="L1">
              <text:list-item>
                <text:p>Redis Cluster</text:p>
              </text:list-item>
              <text:list-item>
                <text:p>Redis Disk Store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3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84cm" svg:height="3.497cm" svg:x="1.399cm" svg:y="2.094cm" presentation:class="title">
          <draw:text-box>
            <text:p>References</text:p>
          </draw:text-box>
        </draw:frame>
        <draw:frame presentation:style-name="pr8" draw:layer="layout" svg:width="25.184cm" svg:height="13.13cm" svg:x="1.399cm" svg:y="6.766cm" presentation:class="outline">
          <draw:text-box>
            <text:list text:style-name="L1">
              <text:list-item>
                <text:p>A CONVERSATION WITH JIM GRAY</text:p>
                <text:list>
                  <text:list-item>
                    <text:p><text:span text:style-name="T2"><text:a xlink:href="http://queue.acm.org/detail.cfm?id=864078">http://queue.acm.org/detail.cfm?id=864078</text:a></text:span></text:p>
                  </text:list-item>
                </text:list>
              </text:list-item>
              <text:list-item>
                <text:p>redis.io</text:p>
              </text:list-item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4" presentation:class="page"/>
          <draw:frame presentation:style-name="pr9" draw:layer="layout" svg:width="16.786cm" svg:height="13.361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84cm" svg:height="3.748cm" svg:x="1.27cm" svg:y="5.08cm" presentation:class="title" presentation:user-transformed="true">
          <draw:text-box>
            <text:p>Thank you</text:p>
          </draw:text-box>
        </draw:frame>
        <draw:frame presentation:style-name="pr6" draw:layer="layout" svg:width="25.184cm" svg:height="13.896cm" svg:x="1.399cm" svg:y="6.766cm" presentation:class="outline">
          <draw:text-box>
            <text:list text:style-name="L1">
              <text:list-header>
                <text:p/>
                <text:p/>
                <text:p/>
                <text:p/>
                <text:p>Questions...</text:p>
              </text:list-header>
            </text:list>
          </draw:text-box>
        </draw:frame>
        <presentation:notes draw:style-name="dp2">
          <draw:page-thumbnail draw:style-name="gr2" draw:layer="layout" svg:width="15.152cm" svg:height="11.124cm" svg:x="2.915cm" svg:y="2.227cm" draw:page-number="25" presentation:class="page"/>
          <draw:frame presentation:style-name="pr2" draw:layer="layout" svg:width="16.786cm" svg:height="13.61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4743913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ss-background" style:family="presentation">
      <style:graphic-properties draw:stroke="none" draw:fill="none"/>
      <style:text-properties style:letter-kerning="true"/>
    </style:style>
    <style:style style:name="s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ss-outline1" style:family="presentation">
      <style:graphic-properties draw:stroke="none" draw:fill="none" draw:auto-grow-height="false">
        <text:list-style style:name="s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ss-outline2" style:family="presentation" style:parent-style-name="s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ss-outline3" style:family="presentation" style:parent-style-name="s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ss-outline4" style:family="presentation" style:parent-style-name="s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ss-outline5" style:family="presentation" style:parent-style-name="s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ss-outline6" style:family="presentation" style:parent-style-name="s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ss-outline7" style:family="presentation" style:parent-style-name="s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ss-outline8" style:family="presentation" style:parent-style-name="s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ss-outline9" style:family="presentation" style:parent-style-name="s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ss-subtitle" style:family="presentation">
      <style:graphic-properties draw:stroke="none" draw:fill="none" draw:textarea-vertical-align="middle">
        <text:list-style style:name="s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ss-title" style:family="presentation">
      <style:graphic-properties draw:stroke="none" draw:fill="none" draw:textarea-vertical-align="middle">
        <text:list-style style:name="s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43cm" fo:padding-bottom="0.143cm" fo:padding-left="0.287cm" fo:padding-right="0.287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8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3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0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Arial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pt" fo:font-style="normal" fo:text-shadow="none" style:text-underline-style="none" fo:font-weight="normal" style:font-family-asian="Arial" style:font-pitch-asian="variable" style:font-size-asian="50pt" style:font-style-asian="normal" style:font-weight-asian="norm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s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0.626cm" fo:min-width="0cm" fo:padding-top="0.143cm" fo:padding-bottom="0.143cm" fo:padding-left="0.287cm" fo:padding-right="0.287cm" fo:wrap-option="wrap" draw:shadow="hidden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Arial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3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ss" style:page-layout-name="PM1" draw:style-name="Mdp1">
      <draw:frame presentation:style-name="sss-title" draw:layer="backgroundobjects" svg:width="25.199cm" svg:height="3.506cm" svg:x="1.4cm" svg:y="0.837cm" presentation:class="title" presentation:placeholder="true">
        <draw:text-box/>
      </draw:frame>
      <draw:frame presentation:style-name="ss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ss-title" draw:layer="backgroundobjects" svg:width="14.848cm" svg:height="11.135cm" svg:x="3.075cm" svg:y="2.257cm" presentation:class="page"/>
        <draw:frame presentation:style-name="s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84cm" svg:height="3.487cm" svg:x="1.399cm" svg:y="2.099cm" presentation:class="title" presentation:placeholder="true">
        <draw:text-box/>
      </draw:frame>
      <draw:frame presentation:style-name="Default-outline1" draw:layer="backgroundobjects" svg:width="25.184cm" svg:height="13.094cm" svg:x="1.399cm" svg:y="6.766cm" presentation:class="outline" presentation:placeholder="true">
        <draw:text-box/>
      </draw:frame>
      <draw:frame presentation:style-name="Mpr4" draw:text-style-name="MP5" draw:layer="backgroundobjects" svg:width="8.852cm" svg:height="0.689cm" svg:x="9.26cm" svg:y="20.216cm" presentation:class="footer">
        <draw:text-box>
          <text:p text:style-name="MP4"><text:span text:style-name="MT2">Copyright © CastleRockResearch Information Pvt. Ltd.</text:span></text:p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cm" svg:height="29.7cm" svg:x="0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cm" svg:height="29.7cm" svg:x="0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9.1cm" svg:height="1.49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7" draw:layer="backgroundobjects" svg:width="9.094cm" svg:height="1.496cm" svg:x="11.896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5.152cm" svg:height="11.124cm" svg:x="2.915cm" svg:y="2.227cm" presentation:class="page"/>
        <draw:frame presentation:style-name="Default-notes" draw:layer="backgroundobjects" svg:width="16.786cm" svg:height="13.351cm" svg:x="2.098cm" svg:y="14.106cm" presentation:class="notes" presentation:placeholder="true">
          <draw:text-box/>
        </draw:frame>
        <draw:custom-shape draw:style-name="Mgr5" draw:text-style-name="MP7" draw:layer="backgroundobjects" svg:width="9.1cm" svg:height="1.496cm" svg:x="0cm" svg:y="28.204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9" draw:layer="backgroundobjects" svg:width="9.085cm" svg:height="1.47cm" svg:x="11.894cm" svg:y="28.20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atish Goswami</meta:initial-creator>
    <meta:creation-date>2011-05-21T17:09:26</meta:creation-date>
    <meta:editing-duration>PT25H38M35S</meta:editing-duration>
    <meta:editing-cycles>123</meta:editing-cycles>
    <dc:date>2011-05-26T13:13:48</dc:date>
    <meta:generator>OpenOffice.org/3.1$Unix OpenOffice.org_project/310m11$Build-9399</meta:generator>
    <dc:creator>Bratish Goswami</dc:creator>
    <meta:document-statistic meta:object-count="132"/>
  </office:meta>
</office:document-meta>
</file>